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96000000461706BBC9040F7848.png" manifest:media-type="image/png"/>
  <manifest:file-entry manifest:full-path="Pictures/10000201000000C80000007FD6ACD34AE98ECD22.png" manifest:media-type="image/png"/>
  <manifest:file-entry manifest:full-path="Pictures/10000000000003E8000003E8355B5F807FEB73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cm" svg:stroke-color="#005da9" draw:marker-start-width="0.5cm" draw:marker-end-width="0.5cm" draw:fill="none" draw:textarea-horizontal-align="justify" draw:textarea-vertical-align="middle" draw:auto-grow-height="false" fo:min-height="0.994cm" fo:min-width="0.814cm" fo:padding-top="0.175cm" fo:padding-bottom="0.175cm" fo:padding-left="0.3cm" fo:padding-right="0.3cm"/>
    </style:style>
    <style:style style:name="gr2"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2.158cm" fo:padding-top="0.175cm" fo:padding-bottom="0.175cm" fo:padding-left="0.3cm" fo:padding-right="0.3cm"/>
    </style:style>
    <style:style style:name="gr3" style:family="graphic" style:parent-style-name="standard">
      <style:graphic-properties svg:stroke-width="0.1cm" svg:stroke-color="#005da9" draw:marker-start-width="0.5cm" draw:marker-end-width="0.5cm" draw:fill="solid" draw:fill-color="#ffffff" draw:textarea-horizontal-align="justify" draw:textarea-vertical-align="middle" draw:auto-grow-height="false" fo:min-height="9.85cm" fo:min-width="2.4cm" fo:padding-top="0.175cm" fo:padding-bottom="0.175cm" fo:padding-left="0.3cm" fo:padding-right="0.3cm"/>
    </style:style>
    <style:style style:name="gr4" style:family="graphic" style:parent-style-name="standard">
      <style:graphic-properties svg:stroke-width="0.1cm" svg:stroke-color="#005da9" draw:marker-start-width="0.5cm" draw:marker-end-width="0.5cm" draw:fill="solid" draw:fill-color="#ffffff" draw:textarea-horizontal-align="justify" draw:textarea-vertical-align="middle" draw:auto-grow-height="false" fo:min-height="7.85cm" fo:min-width="2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628cm" fo:min-width="5.234cm"/>
    </style:style>
    <style:style style:name="gr6" style:family="graphic" style:parent-style-name="objectwithoutfill">
      <style:graphic-properties draw:stroke="dash" draw:stroke-dash="Fine_20_Dashed" svg:stroke-width="0.1cm" svg:stroke-color="#ed1c24" draw:marker-start-width="0.5cm" draw:marker-end-width="0.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7.233cm"/>
    </style:style>
    <style:style style:name="gr8" style:family="graphic" style:parent-style-name="standard">
      <style:graphic-properties svg:stroke-width="0.1cm" svg:stroke-color="#000000" draw:marker-start-width="0.5cm" draw:marker-end-width="0.5cm" draw:fill="none" draw:textarea-horizontal-align="justify" draw:textarea-vertical-align="middle" draw:auto-grow-height="false" fo:min-height="0.15cm" fo:min-width="3.004cm" fo:padding-top="0.175cm" fo:padding-bottom="0.175cm" fo:padding-left="0.3cm" fo:padding-right="0.3cm"/>
    </style:style>
    <style:style style:name="gr9" style:family="graphic" style:parent-style-name="standard">
      <style:graphic-properties svg:stroke-width="0.1cm" svg:stroke-color="#000000" draw:marker-start-width="0.5cm" draw:marker-end-width="0.5cm" draw:fill="none" draw:textarea-horizontal-align="justify" draw:textarea-vertical-align="middle" draw:auto-grow-height="false" fo:min-height="0.15cm" fo:min-width="3.966cm" fo:padding-top="0.175cm" fo:padding-bottom="0.175cm" fo:padding-left="0.3cm" fo:padding-right="0.3cm"/>
    </style:style>
    <style:style style:name="gr10" style:family="graphic" style:parent-style-name="standard">
      <style:graphic-properties svg:stroke-color="#ed1c24" draw:fill-color="#ffbf00" draw:textarea-horizontal-align="justify" draw:textarea-vertical-align="middle" draw:auto-grow-height="false" fo:min-height="0.154cm" fo:min-width="0cm"/>
    </style:style>
    <style:style style:name="gr11" style:family="graphic" style:parent-style-name="standard">
      <style:graphic-properties svg:stroke-color="#ed1c24" draw:fill="solid" draw:fill-color="#ed1c24" draw:textarea-vertical-align="middle" draw:auto-grow-height="false" fo:min-height="0cm" fo:min-width="0.551cm"/>
    </style:style>
    <style:style style:name="gr12" style:family="graphic" style:parent-style-name="standard">
      <style:graphic-properties svg:stroke-color="#ed1c24" draw:fill-color="#ffbf00" draw:textarea-horizontal-align="justify" draw:textarea-vertical-align="middle" draw:auto-grow-height="false" fo:min-height="0.074cm" fo:min-width="0cm"/>
    </style:style>
    <style:style style:name="gr13" style:family="graphic" style:parent-style-name="standard">
      <style:graphic-properties svg:stroke-width="0.1cm" svg:stroke-color="#000000" draw:marker-start-width="0.5cm" draw:marker-end-width="0.5cm" draw:fill="none" draw:textarea-horizontal-align="justify" draw:textarea-vertical-align="middle" draw:auto-grow-height="false" fo:min-height="0cm" fo:min-width="0.842cm"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4.784cm"/>
    </style:style>
    <style:style style:name="gr15" style:family="graphic" style:parent-style-name="standard">
      <style:graphic-properties draw:stroke="none" svg:stroke-color="#000000" draw:fill="none" draw:fill-color="#ffffff" draw:textarea-horizontal-align="left" draw:auto-grow-height="true" draw:auto-grow-width="true" fo:min-height="0.628cm" fo:min-width="8.575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3.446cm"/>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6.03cm"/>
    </style:style>
    <style:style style:name="gr18" style:family="graphic" style:parent-style-name="standard">
      <style:graphic-properties svg:stroke-width="0.1cm" svg:stroke-color="#005da9" draw:marker-start-width="0.5cm" draw:marker-end-width="0.5cm" draw:fill="none" draw:textarea-horizontal-align="justify" draw:textarea-vertical-align="middle" draw:auto-grow-height="false" fo:min-height="1.064cm" fo:min-width="0.956cm" fo:padding-top="0.175cm" fo:padding-bottom="0.175cm" fo:padding-left="0.3cm" fo:padding-right="0.3cm"/>
    </style:style>
    <style:style style:name="gr19" style:family="graphic" style:parent-style-name="standard">
      <style:graphic-properties svg:stroke-width="0.1cm" draw:marker-start-width="0.5cm" draw:marker-end-width="0.5cm" draw:fill="solid" draw:fill-color="#ffffff" draw:textarea-horizontal-align="justify" draw:textarea-vertical-align="middle" draw:auto-grow-height="false" fo:min-height="1.05cm" fo:min-width="6.3cm" fo:padding-top="0.175cm" fo:padding-bottom="0.175cm" fo:padding-left="0.3cm" fo:padding-right="0.3cm"/>
    </style:style>
    <style:style style:name="gr20" style:family="graphic" style:parent-style-name="standard">
      <style:graphic-properties svg:stroke-width="0.1cm" draw:marker-start-width="0.5cm" draw:marker-end-width="0.5cm" draw:fill="solid" draw:fill-color="#ffffff" draw:textarea-horizontal-align="justify" draw:textarea-vertical-align="middle" draw:auto-grow-height="false" fo:min-height="1.65cm" fo:min-width="6.4cm" fo:padding-top="0.175cm" fo:padding-bottom="0.175cm" fo:padding-left="0.3cm" fo:padding-right="0.3cm"/>
    </style:style>
    <style:style style:name="gr21" style:family="graphic" style:parent-style-name="standard">
      <style:graphic-properties svg:stroke-width="0.1cm" draw:marker-start-width="0.5cm" draw:marker-end-width="0.5cm" draw:fill="solid" draw:fill-color="#ffffff" draw:textarea-horizontal-align="justify" draw:textarea-vertical-align="middle" draw:auto-grow-height="false" fo:min-height="1.05cm" fo:min-width="6.5cm" fo:padding-top="0.175cm" fo:padding-bottom="0.175cm" fo:padding-left="0.3cm" fo:padding-right="0.3cm"/>
    </style:style>
    <style:style style:name="gr22" style:family="graphic" style:parent-style-name="objectwithoutfill">
      <style:graphic-properties draw:stroke="dash" draw:stroke-dash="Fine_20_Dashed" svg:stroke-width="0.081cm" svg:stroke-color="#ed1c24" draw:marker-start-width="0.321cm" draw:marker-end="" draw:marker-end-width="0.421cm" draw:fill="solid" draw:textarea-vertical-align="middle" fo:padding-top="0.165cm" fo:padding-bottom="0.165cm" fo:padding-left="0.29cm" fo:padding-right="0.29cm"/>
    </style:style>
    <style:style style:name="gr23" style:family="graphic" style:parent-style-name="objectwithoutfill">
      <style:graphic-properties draw:stroke="dash" draw:stroke-dash="Fine_20_Dashed" svg:stroke-width="0.081cm" svg:stroke-color="#ed1c24" draw:marker-start="" draw:marker-start-width="0.321cm" draw:marker-end="" draw:marker-end-width="0.421cm" draw:fill="solid" draw:textarea-vertical-align="middle" fo:padding-top="0.165cm" fo:padding-bottom="0.165cm" fo:padding-left="0.29cm" fo:padding-right="0.29cm"/>
    </style:style>
    <style:style style:name="gr24" style:family="graphic" style:parent-style-name="standard">
      <style:graphic-properties svg:stroke-color="#ed1c24" draw:fill="solid" draw:fill-color="#ed1c24" draw:textarea-vertical-align="middle" draw:auto-grow-height="false" fo:min-height="0.15cm" fo:min-width="1.1cm"/>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text-properties style:font-name="Arial" fo:font-size="20pt" fo:language="ru" fo:country="RU" fo:font-weight="bold" style:font-size-asian="20pt" style:font-weight-asian="bold" style:font-size-complex="20pt" style:font-weight-complex="bold"/>
    </style:style>
    <style:style style:name="P2" style:family="paragraph">
      <loext:graphic-properties draw:fill="none"/>
      <style:paragraph-properties fo:text-align="center" style:writing-mode="lr-tb"/>
      <style:text-properties style:font-name="Arial" fo:font-size="20pt" fo:language="ru" fo:country="RU" fo:font-weight="bold" style:font-size-asian="20pt" style:font-weight-asian="bold" style:font-size-complex="20pt" style:font-weight-complex="bold"/>
    </style:style>
    <style:style style:name="P3" style:family="paragraph">
      <style:paragraph-properties fo:text-align="center" style:writing-mode="lr-tb"/>
      <style:text-properties style:font-name="Arial" fo:font-size="18pt" fo:language="ru" fo:country="RU" fo:font-weight="bold" style:font-weight-asian="bold" style:font-weight-complex="bold"/>
    </style:style>
    <style:style style:name="P4" style:family="paragraph">
      <loext:graphic-properties draw:fill="none"/>
      <style:paragraph-properties fo:text-align="center" style:writing-mode="lr-tb"/>
      <style:text-properties style:font-name="Arial" fo:font-size="18pt" fo:language="ru" fo:country="RU" fo:font-weight="bold" style:font-weight-asian="bold" style:font-weight-complex="bold"/>
    </style:style>
    <style:style style:name="P5" style:family="paragraph">
      <style:paragraph-properties fo:text-align="center" style:writing-mode="lr-tb"/>
      <style:text-properties fo:color="#333333" style:font-name="Arial" fo:font-size="22pt" fo:language="ru" fo:country="RU" fo:font-weight="bold" style:font-size-asian="22pt" style:font-weight-asian="bold" style:font-size-complex="22pt" style:font-weight-complex="bold"/>
    </style:style>
    <style:style style:name="P6" style:family="paragraph">
      <loext:graphic-properties draw:fill="solid" draw:fill-color="#ffffff"/>
      <style:paragraph-properties fo:text-align="center" style:writing-mode="lr-tb"/>
      <style:text-properties fo:color="#333333" style:font-name="Arial" fo:font-size="22pt" fo:language="ru" fo:country="RU" fo:font-weight="bold" style:font-size-asian="22pt" style:font-weight-asian="bold" style:font-size-complex="22pt" style:font-weight-complex="bold"/>
    </style:style>
    <style:style style:name="P7" style:family="paragraph">
      <style:text-properties fo:font-size="18pt" style:font-size-asian="18pt" style:font-size-complex="18pt"/>
    </style:style>
    <style:style style:name="P8" style:family="paragraph">
      <loext:graphic-properties draw:fill="none" draw:fill-color="#ffffff"/>
      <style:paragraph-properties style:writing-mode="lr-tb"/>
      <style:text-properties fo:color="#333333" style:font-name="Arial" fo:font-size="18pt" fo:language="ru" fo:country="RU" fo:font-weight="bold" style:font-size-asian="18pt" style:font-weight-asian="bold" style:font-size-complex="18pt" style:font-weight-complex="bold"/>
    </style:style>
    <style:style style:name="P9" style:family="paragraph">
      <loext:graphic-properties draw:fill="none"/>
      <style:paragraph-properties fo:text-align="center"/>
      <style:text-properties fo:language="ru" fo:country="RU"/>
    </style:style>
    <style:style style:name="P10" style:family="paragraph">
      <loext:graphic-properties draw:fill-color="#ffbf00"/>
      <style:paragraph-properties fo:text-align="center"/>
      <style:text-properties fo:language="ru" fo:country="RU"/>
    </style:style>
    <style:style style:name="P11" style:family="paragraph">
      <loext:graphic-properties draw:fill="solid" draw:fill-color="#ed1c24"/>
      <style:paragraph-properties fo:text-align="center"/>
      <style:text-properties fo:language="ru" fo:country="RU"/>
    </style:style>
    <style:style style:name="P12" style:family="paragraph">
      <loext:graphic-properties draw:fill="solid"/>
      <style:paragraph-properties fo:text-align="center"/>
    </style:style>
    <style:style style:name="P13" style:family="paragraph">
      <style:paragraph-properties fo:text-align="center"/>
    </style:style>
    <style:style style:name="T1" style:family="text">
      <style:text-properties style:font-name="Arial" fo:font-size="20pt" fo:language="ru" fo:country="RU" fo:font-weight="bold" style:font-size-asian="20pt" style:font-weight-asian="bold" style:font-size-complex="20pt" style:font-weight-complex="bold"/>
    </style:style>
    <style:style style:name="T2" style:family="text">
      <style:text-properties style:font-name="Arial" fo:font-size="18pt" fo:language="ru" fo:country="RU" fo:font-weight="bold" style:font-weight-asian="bold" style:font-weight-complex="bold"/>
    </style:style>
    <style:style style:name="T3" style:family="text">
      <style:text-properties fo:color="#333333" style:font-name="Arial" fo:font-size="22pt" fo:language="ru" fo:country="RU" fo:font-weight="bold" style:font-size-asian="22pt" style:font-weight-asian="bold" style:font-size-complex="22pt" style:font-weight-complex="bold"/>
    </style:style>
    <style:style style:name="T4" style:family="text">
      <style:text-properties fo:color="#333333" style:font-name="Arial" fo:font-size="18pt" fo:language="ru" fo:country="RU"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cm" svg:height="1.9cm" svg:x="20.7cm" svg:y="9.7cm">
          <text:p text:style-name="P1"><text:span text:style-name="T1">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3.9cm" svg:height="2cm" svg:x="20cm" svg:y="12.8cm">
          <text:p text:style-name="P3"><text:span text:style-name="T2">highload.r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3cm" svg:height="10.2cm" svg:x="1cm" svg:y="6.5cm">
          <text:p text:style-name="P5"><text:span text:style-name="T3">П</text:span></text:p>
          <text:p text:style-name="P5"><text:span text:style-name="T3">о</text:span></text:p>
          <text:p text:style-name="P5"><text:span text:style-name="T3">т</text:span></text:p>
          <text:p text:style-name="P5"><text:span text:style-name="T3">р</text:span></text:p>
          <text:p text:style-name="P5"><text:span text:style-name="T3">е</text:span></text:p>
          <text:p text:style-name="P5"><text:span text:style-name="T3">б</text:span></text:p>
          <text:p text:style-name="P5"><text:span text:style-name="T3">и</text:span></text:p>
          <text:p text:style-name="P5"><text:span text:style-name="T3">т</text:span></text:p>
          <text:p text:style-name="P5"><text:span text:style-name="T3">е</text:span></text:p>
          <text:p text:style-name="P5"><text:span text:style-name="T3">л</text:span></text:p>
          <text:p text:style-name="P5"><text:span text:style-name="T3">ь</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2.6cm" svg:height="8.2cm" svg:x="9.6cm" svg:y="7.9cm">
          <text:p text:style-name="P5"><text:span text:style-name="T3">Р</text:span></text:p>
          <text:p text:style-name="P5"><text:span text:style-name="T3">е</text:span></text:p>
          <text:p text:style-name="P5"><text:span text:style-name="T3">с</text:span></text:p>
          <text:p text:style-name="P5"><text:span text:style-name="T3">о</text:span></text:p>
          <text:p text:style-name="P5"><text:span text:style-name="T3">л</text:span></text:p>
          <text:p text:style-name="P5"><text:span text:style-name="T3">в</text:span></text:p>
          <text:p text:style-name="P5"><text:span text:style-name="T3">е</text:span></text:p>
          <text:p text:style-name="P5"><text:span text:style-name="T3">р</text:span></text:p>
          <text:p text:style-name="P5"><text:span text:style-name="T3">ы</text:span></text:p>
          <draw:enhanced-geometry svg:viewBox="0 0 21600 21600" draw:mirror-horizontal="false" draw:mirror-vertical="false" draw:type="rectangle" draw:enhanced-path="M 0 0 L 21600 0 21600 21600 0 21600 0 0 Z N"/>
        </draw:custom-shape>
        <draw:frame draw:style-name="gr5" draw:text-style-name="P8" draw:layer="layout" svg:width="6.391cm" svg:height="0.962cm" svg:x="3.609cm" svg:y="2.538cm">
          <draw:text-box>
            <text:p text:style-name="P7"><text:span text:style-name="T4">технические связи</text:span></text:p>
          </draw:text-box>
        </draw:frame>
        <draw:line draw:style-name="gr6" draw:text-style-name="P9" draw:layer="layout" svg:x1="1.5cm" svg:y1="1.7cm" svg:x2="3.5cm" svg:y2="1.7cm">
          <text:p/>
        </draw:line>
        <draw:frame draw:style-name="gr7" draw:text-style-name="P8" draw:layer="layout" svg:width="8.647cm" svg:height="0.962cm" svg:x="3.6cm" svg:y="1.3cm">
          <draw:text-box>
            <text:p text:style-name="P7"><text:span text:style-name="T4">административные связи</text:span></text:p>
          </draw:text-box>
        </draw:frame>
        <draw:custom-shape draw:style-name="gr8" draw:text-style-name="P9" draw:layer="layout" svg:width="4.5cm" svg:height="1cm" svg:x="4.3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5.7cm" svg:height="1cm" svg:x="14.482cm" svg:y="10.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cm" svg:height="1cm" svg:x="21.9cm" svg:y="9.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0" draw:layer="layout" svg:width="1cm" svg:height="1cm" svg:x="22.6cm" svg:y="12.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1" draw:layer="layout" svg:width="1.6cm" svg:height="0.4cm" svg:x="12.421cm" svg:y="2.666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10" draw:layer="layout" svg:width="0.8cm" svg:height="0.8cm" svg:x="12.9cm" svg:y="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9" draw:layer="layout" svg:width="1.8cm" svg:height="0.6cm" svg:x="1.409cm" svg:y="2.6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 draw:text-style-name="P8" draw:layer="layout" svg:width="5.284cm" svg:height="0.962cm" svg:x="14.316cm" svg:y="1.3cm">
          <draw:text-box>
            <text:p text:style-name="P7"><text:span text:style-name="T4">взлом сервера</text:span></text:p>
          </draw:text-box>
        </draw:frame>
        <draw:frame draw:style-name="gr15" draw:text-style-name="P8" draw:layer="layout" svg:width="10.175cm" svg:height="0.962cm" svg:x="14.266cm" svg:y="2.488cm">
          <draw:text-box>
            <text:p text:style-name="P7"><text:span text:style-name="T4">несанкционированный доступ</text:span></text:p>
          </draw:text-box>
        </draw:frame>
        <draw:frame draw:style-name="gr16" draw:text-style-name="P8" draw:layer="layout" svg:width="4.177cm" svg:height="0.962cm" svg:x="3.623cm" svg:y="3.872cm">
          <draw:text-box>
            <text:p text:style-name="P7"><text:span text:style-name="T4">отравление</text:span></text:p>
          </draw:text-box>
        </draw:frame>
        <draw:frame draw:style-name="gr17" draw:text-style-name="P8" draw:layer="layout" svg:width="7.034cm" svg:height="0.962cm" svg:x="14.266cm" svg:y="3.8cm">
          <draw:text-box>
            <text:p text:style-name="P7"><text:span text:style-name="T4">прослушка, подмена</text:span></text:p>
          </draw:text-box>
        </draw:frame>
        <draw:custom-shape draw:style-name="gr4" draw:text-style-name="P6" draw:layer="layout" svg:width="2.6cm" svg:height="8.2cm" svg:x="10.5cm" svg:y="7.6cm">
          <text:p text:style-name="P5"><text:span text:style-name="T3">Р</text:span></text:p>
          <text:p text:style-name="P5"><text:span text:style-name="T3">е</text:span></text:p>
          <text:p text:style-name="P5"><text:span text:style-name="T3">с</text:span></text:p>
          <text:p text:style-name="P5"><text:span text:style-name="T3">о</text:span></text:p>
          <text:p text:style-name="P5"><text:span text:style-name="T3">л</text:span></text:p>
          <text:p text:style-name="P5"><text:span text:style-name="T3">в</text:span></text:p>
          <text:p text:style-name="P5"><text:span text:style-name="T3">е</text:span></text:p>
          <text:p text:style-name="P5"><text:span text:style-name="T3">р</text:span></text:p>
          <text:p text:style-name="P5"><text:span text:style-name="T3">ы</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2.6cm" svg:height="8.2cm" svg:x="11.4cm" svg:y="7.3cm">
          <text:p text:style-name="P5"><text:span text:style-name="T3">Р</text:span></text:p>
          <text:p text:style-name="P5"><text:span text:style-name="T3">е</text:span></text:p>
          <text:p text:style-name="P5"><text:span text:style-name="T3">с</text:span></text:p>
          <text:p text:style-name="P5"><text:span text:style-name="T3">о</text:span></text:p>
          <text:p text:style-name="P5"><text:span text:style-name="T3">л</text:span></text:p>
          <text:p text:style-name="P5"><text:span text:style-name="T3">в</text:span></text:p>
          <text:p text:style-name="P5"><text:span text:style-name="T3">е</text:span></text:p>
          <text:p text:style-name="P5"><text:span text:style-name="T3">р</text:span></text:p>
          <text:p text:style-name="P5"><text:span text:style-name="T3">ы</text:span></text:p>
          <draw:enhanced-geometry svg:viewBox="0 0 21600 21600" draw:mirror-horizontal="false" draw:mirror-vertical="false" draw:type="rectangle" draw:enhanced-path="M 0 0 L 21600 0 21600 21600 0 21600 0 0 Z N"/>
        </draw:custom-shape>
        <draw:custom-shape draw:style-name="gr18" draw:text-style-name="P4" draw:layer="layout" svg:width="2.2cm" svg:height="2cm" svg:x="20.5cm" svg:y="6.7cm">
          <text:p text:style-name="P3"><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cm" svg:height="1cm" svg:x="22cm" svg:y="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6" draw:layer="layout" svg:width="6.9cm" svg:height="1.4cm" svg:x="27.6cm" svg:y="11.9cm">
          <text:p text:style-name="P5"><text:span text:style-name="T3">Ре</text:span><text:span text:style-name="T3">ги</text:span><text:span text:style-name="T3">ст</text:span><text:span text:style-name="T3">ра</text:span><text:span text:style-name="T3">то</text:span><text:span text:style-name="T3">р</text:span><text:span text:style-name="T3">ы</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7cm" svg:height="2cm" svg:x="27.501cm" svg:y="8.3cm">
          <text:p text:style-name="P5"><text:span text:style-name="T3">Ад</text:span><text:span text:style-name="T3">ми</text:span><text:span text:style-name="T3">ни</text:span><text:span text:style-name="T3">ст</text:span><text:span text:style-name="T3">ра</text:span><text:span text:style-name="T3">то</text:span><text:span text:style-name="T3">р</text:span><text:span text:style-name="T3">ы</text:span></text:p>
          <text:p text:style-name="P5"><text:span text:style-name="T3">зо</text:span><text:span text:style-name="T3">н</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7.1cm" svg:height="1.4cm" svg:x="27.4cm" svg:y="5cm">
          <text:p text:style-name="P5"><text:span text:style-name="T3">IC</text:span><text:span text:style-name="T3">A</text:span><text:span text:style-name="T3">N</text:span><text:span text:style-name="T3">N</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7cm" svg:height="2cm" svg:x="27.53cm" svg:y="14.7cm">
          <text:p text:style-name="P5"><text:span text:style-name="T3">А</text:span><text:span text:style-name="T3">д</text:span><text:span text:style-name="T3">м</text:span><text:span text:style-name="T3">и</text:span><text:span text:style-name="T3">н</text:span><text:span text:style-name="T3">и</text:span><text:span text:style-name="T3">с</text:span><text:span text:style-name="T3">т</text:span><text:span text:style-name="T3">р</text:span><text:span text:style-name="T3">а</text:span><text:span text:style-name="T3">т</text:span><text:span text:style-name="T3">о</text:span><text:span text:style-name="T3">р</text:span><text:span text:style-name="T3">ы</text:span></text:p>
          <text:p text:style-name="P5"><text:span text:style-name="T3">д</text:span><text:span text:style-name="T3">о</text:span><text:span text:style-name="T3">м</text:span><text:span text:style-name="T3">е</text:span><text:span text:style-name="T3">н</text:span><text:span text:style-name="T3">о</text:span><text:span text:style-name="T3">в</text:span></text:p>
          <draw:enhanced-geometry svg:viewBox="0 0 21600 21600" draw:mirror-horizontal="false" draw:mirror-vertical="false" draw:type="rectangle" draw:enhanced-path="M 0 0 L 21600 0 21600 21600 0 21600 0 0 Z N"/>
        </draw:custom-shape>
        <draw:line draw:style-name="gr22" draw:text-style-name="P12" draw:layer="layout" svg:x1="30.8cm" svg:y1="14.6cm" svg:x2="30.8cm" svg:y2="13.4cm">
          <text:p/>
        </draw:line>
        <draw:line draw:style-name="gr22" draw:text-style-name="P12" draw:layer="layout" svg:x1="27.4cm" svg:y1="16.1cm" svg:x2="23.9cm" svg:y2="13.8cm">
          <text:p/>
        </draw:line>
        <draw:line draw:style-name="gr23" draw:text-style-name="P12" draw:layer="layout" svg:x1="30.8cm" svg:y1="11.8cm" svg:x2="30.8cm" svg:y2="10.4cm">
          <text:p/>
        </draw:line>
        <draw:line draw:style-name="gr23" draw:text-style-name="P12" draw:layer="layout" svg:x1="30.7cm" svg:y1="8.2cm" svg:x2="30.7cm" svg:y2="6.5cm">
          <text:p/>
        </draw:line>
        <draw:line draw:style-name="gr22" draw:text-style-name="P12" draw:layer="layout" svg:x1="27.5cm" svg:y1="8.8cm" svg:x2="22.7cm" svg:y2="10.8cm">
          <text:p/>
        </draw:line>
        <draw:line draw:style-name="gr22" draw:text-style-name="P12" draw:layer="layout" svg:x1="27.4cm" svg:y1="5.5cm" svg:x2="22.8cm" svg:y2="7.7cm">
          <text:p/>
        </draw:line>
        <draw:custom-shape draw:style-name="gr24" draw:text-style-name="P11" draw:layer="layout" svg:width="1.6cm" svg:height="0.4cm" svg:x="31.2cm" svg:y="7.1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4" draw:text-style-name="P11" draw:layer="layout" svg:width="1.6cm" svg:height="0.4cm" svg:x="31.2cm" svg:y="10.9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4" draw:text-style-name="P11" draw:layer="layout" svg:width="1.6cm" svg:height="0.4cm" svg:x="31.3cm" svg:y="13.8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4" draw:text-style-name="P11" draw:layer="layout" svg:width="1.6cm" svg:height="0.4cm" svg:x="25.1cm" svg:y="6.8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4" draw:text-style-name="P11" draw:layer="layout" svg:width="1.6cm" svg:height="0.4cm" svg:x="24.7cm" svg:y="10.2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4" draw:text-style-name="P11" draw:layer="layout" svg:width="1.6cm" svg:height="0.4cm" svg:x="25.4cm" svg:y="14.1cm">
          <text:p/>
          <draw:enhanced-geometry draw:mirror-vertical="tru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0" draw:layer="layout" svg:width="1cm" svg:height="1cm" svg:x="10.9cm" svg:y="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0" draw:layer="layout" svg:width="1cm" svg:height="1cm" svg:x="9.2cm" svg:y="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0" draw:layer="layout" svg:width="1cm" svg:height="1cm" svg:x="10.1cm" svg:y="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4" draw:text-style-name="P8" draw:layer="layout" svg:width="6.285cm" svg:height="1.673cm" svg:x="28.1cm" svg:y="1.3cm">
          <draw:text-box>
            <text:p text:style-name="P7"><text:span text:style-name="T4">захват маршрутов</text:span></text:p>
            <text:p text:style-name="P7"><text:span text:style-name="T4">(BGP-hijacking)</text:span></text:p>
          </draw:text-box>
        </draw:frame>
        <draw:frame draw:style-name="gr25" draw:text-style-name="P13" draw:layer="layout" svg:width="1.628cm" svg:height="1.628cm" svg:x="1.572cm" svg:y="3.6cm">
          <draw:image xlink:href="Pictures/10000000000003E8000003E8355B5F807FEB7349.png" xlink:type="simple" xlink:show="embed" xlink:actuate="onLoad">
            <text:p/>
          </draw:image>
        </draw:frame>
        <draw:frame draw:style-name="gr25" draw:text-style-name="P13" draw:layer="layout" svg:width="1.628cm" svg:height="1.628cm" svg:x="4.4cm" svg:y="8.4cm">
          <draw:image xlink:href="Pictures/10000000000003E8000003E8355B5F807FEB7349.png" xlink:type="simple" xlink:show="embed" xlink:actuate="onLoad">
            <text:p/>
          </draw:image>
        </draw:frame>
        <draw:frame draw:style-name="gr25" draw:text-style-name="P13" draw:layer="layout" svg:width="1.628cm" svg:height="1.628cm" svg:x="15.182cm" svg:y="8.3cm">
          <draw:image xlink:href="Pictures/10000000000003E8000003E8355B5F807FEB7349.png" xlink:type="simple" xlink:show="embed" xlink:actuate="onLoad">
            <text:p/>
          </draw:image>
        </draw:frame>
        <draw:frame draw:style-name="gr25" draw:text-style-name="P13" draw:layer="layout" svg:width="2.073cm" svg:height="1.316cm" svg:x="25.827cm" svg:y="1.584cm">
          <draw:image xlink:href="Pictures/10000201000000C80000007FD6ACD34AE98ECD22.png" xlink:type="simple" xlink:show="embed" xlink:actuate="onLoad">
            <text:p/>
          </draw:image>
        </draw:frame>
        <draw:frame draw:style-name="gr25" draw:text-style-name="P13" draw:layer="layout" svg:width="1.929cm" svg:height="0.9cm" svg:x="12.371cm" svg:y="3.9cm">
          <draw:image xlink:href="Pictures/1000020100000096000000461706BBC9040F7848.png" xlink:type="simple" xlink:show="embed" xlink:actuate="onLoad">
            <text:p/>
          </draw:image>
        </draw:frame>
        <draw:frame draw:style-name="gr25" draw:text-style-name="P13" draw:layer="layout" svg:width="1.929cm" svg:height="0.9cm" svg:x="16.371cm" svg:y="11.5cm">
          <draw:image xlink:href="Pictures/1000020100000096000000461706BBC9040F7848.png" xlink:type="simple" xlink:show="embed" xlink:actuate="onLoad">
            <text:p/>
          </draw:image>
        </draw:frame>
        <draw:frame draw:style-name="gr25" draw:text-style-name="P13" draw:layer="layout" svg:width="1.929cm" svg:height="0.9cm" svg:x="5.5cm" svg:y="11.7cm">
          <draw:image xlink:href="Pictures/1000020100000096000000461706BBC9040F7848.png" xlink:type="simple" xlink:show="embed" xlink:actuate="onLoad">
            <text:p/>
          </draw:image>
        </draw:frame>
        <draw:frame draw:style-name="gr25" draw:text-style-name="P13" draw:layer="layout" svg:width="2.073cm" svg:height="1.316cm" svg:x="17.3cm" svg:y="8.384cm">
          <draw:image xlink:href="Pictures/10000201000000C80000007FD6ACD34AE98ECD22.png" xlink:type="simple" xlink:show="embed" xlink:actuate="onLoad">
            <text:p/>
          </draw:image>
        </draw:frame>
        <draw:frame draw:style-name="gr25" draw:text-style-name="P13" draw:layer="layout" svg:width="2.073cm" svg:height="1.316cm" svg:x="6.5cm" svg:y="8.5cm">
          <draw:image xlink:href="Pictures/10000201000000C80000007FD6ACD34AE98ECD2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9-12T19:49:27.474245373</meta:creation-date>
    <dc:date>2021-09-18T17:15:07.633335292</dc:date>
    <meta:editing-duration>PT4H27M40S</meta:editing-duration>
    <meta:editing-cycles>20</meta:editing-cycles>
    <meta:generator>LibreOffice/5.1.6.2$Linux_X86_64 LibreOffice_project/10m0$Build-2</meta:generator>
    <meta:document-statistic meta:object-count="51"/>
  </office:meta>
</office:document-meta>
</file>